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31"/>
      <text:p text:style-name="P31"/>
      <text:p text:style-name="P31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31"/>
      <text:p text:style-name="P31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31"/>
      <text:p text:style-name="P31"/>
      <text:p text:style-name="P31">Dimecres<text:tab/>27/09/23</text:p>
      <text:p text:style-name="P31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31"/>
      <text:p text:style-name="P31">Dijous<text:tab/><text:tab/>28/09/23</text:p>
      <text:p text:style-name="P31"/>
      <text:p text:style-name="P15">Inventari taller 1 mecanitzat, cada alumne fa invetari del seu calaix.</text:p>
      <text:p text:style-name="P41"/>
      <text:p text:style-name="P13">Unitat1 – El puesto de trabajo</text:p>
      <text:p text:style-name="P13">Comentem <text:span text:style-name="T2">eines de subjecció: alicates.</text:span></text:p>
      <text:p text:style-name="P32"/>
      <text:p text:style-name="P32"/>
      <text:p text:style-name="P42">Dilluns<text:tab/><text:span text:style-name="T3">0</text:span>2/<text:span text:style-name="T3">10</text:span>/23</text:p>
      <text:p text:style-name="P33"/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6"/>
      <text:p text:style-name="P18">Baixem al taller a continuar fent peces de 50 x 15.</text:p>
      <text:p text:style-name="P16"/>
      <text:p text:style-name="P34"/>
      <text:p text:style-name="P34">Di<text:span text:style-name="T4">marts</text:span><text:tab/><text:span text:style-name="T3">03</text:span>/<text:span text:style-name="T3">10</text:span>/23</text:p>
      <text:p text:style-name="P34"/>
      <text:p text:style-name="P17">Unitat <text:span text:style-name="T4">2 Representacion gràfica</text:span></text:p>
      <text:p text:style-name="P19">Comentem document “trazado_representacion_grafica.pdf”</text:p>
      <text:p text:style-name="P19"/>
      <text:p text:style-name="P19">Mirem vídeo explicatiu de com taladrar</text:p>
      <text:p text:style-name="P19">https://youtu.be/p6aK5HLJibA?feature=shared</text:p>
      <text:p text:style-name="P17"/>
      <text:p text:style-name="P21">Baixem al taller, on faig demostració de com taladrar i comentem con fixar les peces per posar pany a les taquilles.</text:p>
      <text:p text:style-name="P21"/>
      <text:p text:style-name="P21"/>
      <text:p text:style-name="P35">Di<text:span text:style-name="T4">mecres</text:span><text:tab/><text:span text:style-name="T3">04</text:span>/<text:span text:style-name="T3">10</text:span>/23</text:p>
      <text:p text:style-name="P35"/>
      <text:p text:style-name="P21">Aviso que demà farem treball autònom a classe, consistint en respondre a preguntes relacionades amb la teoria que hem vist fins ara (eines i acotació).</text:p>
      <text:p text:style-name="P21"/>
      <text:p text:style-name="P21">Baixem al taller per continuar amb les peces per posar pany a les taquilles.</text:p>
      <text:p text:style-name="P21"/>
      <text:p text:style-name="P21"/>
      <text:p text:style-name="P35">D<text:span text:style-name="T5">ijous</text:span><text:tab/><text:span text:style-name="T3">05</text:span>/<text:span text:style-name="T3">10</text:span>/23</text:p>
      <text:p text:style-name="P35"/>
      <text:p text:style-name="P21">Treball autònom, consistint en respondre a preguntes relacionades amb la teoria que hem vist fins ara (eines i acotació).</text:p>
      <text:p text:style-name="P21"/>
      <text:p text:style-name="P20"/>
      <text:p text:style-name="P36">D<text:span text:style-name="T5">illuns</text:span><text:tab/><text:span text:style-name="T3">09</text:span>/<text:span text:style-name="T3">10</text:span>/23</text:p>
      <text:p text:style-name="P36"/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37"/>
      <text:p text:style-name="P43">D<text:span text:style-name="T5">imarts</text:span><text:tab/><text:span text:style-name="T7">10</text:span>/<text:span text:style-name="T3">10</text:span>/23</text:p>
      <text:p text:style-name="P37"/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38"/>
      <text:p text:style-name="P38"/>
      <text:p text:style-name="P38">D<text:span text:style-name="T5">imecres</text:span><text:tab/><text:span text:style-name="T7">11</text:span>/<text:span text:style-name="T3">10</text:span>/23</text:p>
      <text:p text:style-name="P38"/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38"/>
      <text:p text:style-name="P38"/>
      <text:p text:style-name="P38">D<text:span text:style-name="T5">illuns</text:span><text:tab/><text:span text:style-name="T7">16</text:span>/<text:span text:style-name="T3">10</text:span>/23</text:p>
      <text:p text:style-name="P38"/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39">D<text:span text:style-name="T8">imarts</text:span><text:tab/><text:span text:style-name="T7">17</text:span>/<text:span text:style-name="T3">10</text:span>/23</text:p>
      <text:p text:style-name="P39"/>
      <text:p text:style-name="P30">Vaga estudiants.</text:p>
      <text:p text:style-name="P23"/>
      <text:p text:style-name="P23"/>
      <text:p text:style-name="P40">D<text:span text:style-name="T8">imecres</text:span><text:tab/><text:span text:style-name="T7">18</text:span>/<text:span text:style-name="T3">10</text:span>/23</text:p>
      <text:p text:style-name="P40"/>
      <text:p text:style-name="P27"><text:span text:style-name="T7">Continuem</text:span> amb el pisa papers.</text:p>
      <text:p text:style-name="P23"/>
      <text:p text:style-name="P23"/>
      <text:p text:style-name="P46">D<text:span text:style-name="T8">ijous</text:span><text:tab/><text:span text:style-name="T7">19</text:span>/<text:span text:style-name="T3">10</text:span>/23</text:p>
      <text:p text:style-name="P46"/>
      <text:p text:style-name="P45">Mirem <text:a xlink:type="simple" xlink:href="https://www.elmanazas.com/como-hacer-roscas-con-machos-y-terrajas/">vídeo explicatiu rosques</text:a>.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9T18:09:34.973957582</dc:date>
    <meta:editing-duration>PT24M49S</meta:editing-duration>
    <meta:editing-cycles>25</meta:editing-cycles>
    <meta:document-statistic meta:table-count="0" meta:image-count="0" meta:object-count="0" meta:page-count="3" meta:paragraph-count="65" meta:word-count="414" meta:character-count="2704" meta:non-whitespace-character-count="2342"/>
  </office:meta>
</office:document-meta>
</file>